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DejaVu Serif" fo:font-size="24pt" officeooo:rsid="00198643" officeooo:paragraph-rsid="00198643" style:font-size-asian="24pt" style:font-size-complex="24pt"/>
    </style:style>
    <style:style style:name="P2" style:family="paragraph" style:parent-style-name="Standard">
      <style:paragraph-properties>
        <style:tab-stops/>
      </style:paragraph-properties>
      <style:text-properties style:font-name="DejaVu Sans Condensed" fo:font-size="11pt" officeooo:rsid="00198643" officeooo:paragraph-rsid="00198643" style:font-size-asian="11pt" style:font-size-complex="11pt"/>
    </style:style>
    <style:style style:name="P3" style:family="paragraph" style:parent-style-name="Standard">
      <style:paragraph-properties>
        <style:tab-stops/>
      </style:paragraph-properties>
      <style:text-properties style:font-name="DejaVu Sans Condensed" fo:font-size="11pt" officeooo:rsid="00198643" officeooo:paragraph-rsid="0026b60b" style:font-size-asian="11pt" style:font-size-complex="11pt"/>
    </style:style>
    <style:style style:name="P4" style:family="paragraph" style:parent-style-name="Standard">
      <style:paragraph-properties>
        <style:tab-stops/>
      </style:paragraph-properties>
      <style:text-properties style:font-name="DejaVu Sans Condensed" fo:font-size="11pt" officeooo:rsid="001ac226" officeooo:paragraph-rsid="001ac226" style:font-size-asian="11pt" style:font-size-complex="11pt"/>
    </style:style>
    <style:style style:name="P5" style:family="paragraph" style:parent-style-name="Standard">
      <style:paragraph-properties>
        <style:tab-stops/>
      </style:paragraph-properties>
      <style:text-properties style:font-name="DejaVu Sans Condensed" fo:font-size="11pt" officeooo:rsid="0027c0b8" officeooo:paragraph-rsid="0027c0b8" style:font-size-asian="11pt" style:font-size-complex="11pt"/>
    </style:style>
    <style:style style:name="P6" style:family="paragraph" style:parent-style-name="Standard">
      <style:paragraph-properties>
        <style:tab-stops/>
      </style:paragraph-properties>
      <style:text-properties style:font-name="DejaVu Sans Condensed" fo:font-size="11pt" fo:font-style="italic" officeooo:rsid="001ac226" officeooo:paragraph-rsid="001ac226" style:font-size-asian="11pt" style:font-style-asian="italic" style:font-size-complex="11pt" style:font-style-complex="italic"/>
    </style:style>
    <style:style style:name="P7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98643" style:font-size-asian="11pt" style:font-size-complex="11pt"/>
    </style:style>
    <style:style style:name="P8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26b60b" style:font-size-asian="11pt" style:font-size-complex="11pt"/>
    </style:style>
    <style:style style:name="P9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ac226" style:font-size-asian="11pt" style:font-size-complex="11pt"/>
    </style:style>
    <style:style style:name="P10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c455b" style:font-size-asian="11pt" style:font-size-complex="11pt"/>
    </style:style>
    <style:style style:name="P11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d94bd" style:font-size-asian="11pt" style:font-size-complex="11pt"/>
    </style:style>
    <style:style style:name="P12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1e8f6e" style:font-size-asian="11pt" style:font-size-complex="11pt"/>
    </style:style>
    <style:style style:name="P13" style:family="paragraph" style:parent-style-name="Standard">
      <style:paragraph-properties>
        <style:tab-stops/>
      </style:paragraph-properties>
      <style:text-properties style:font-name="Courier 10 Pitch" fo:font-size="11pt" officeooo:rsid="00198643" officeooo:paragraph-rsid="0023a21c" style:font-size-asian="11pt" style:font-size-complex="11pt"/>
    </style:style>
    <style:style style:name="P14" style:family="paragraph" style:parent-style-name="Standard">
      <style:paragraph-properties>
        <style:tab-stops/>
      </style:paragraph-properties>
      <style:text-properties style:font-name="Courier 10 Pitch" fo:font-size="11pt" officeooo:rsid="001adb62" officeooo:paragraph-rsid="001adb62" style:font-size-asian="11pt" style:font-size-complex="11pt"/>
    </style:style>
    <style:style style:name="P15" style:family="paragraph" style:parent-style-name="Standard">
      <style:paragraph-properties>
        <style:tab-stops/>
      </style:paragraph-properties>
      <style:text-properties style:font-name="Courier 10 Pitch" fo:font-size="11pt" officeooo:rsid="001ac226" officeooo:paragraph-rsid="001adb62" style:font-size-asian="11pt" style:font-size-complex="11pt"/>
    </style:style>
    <style:style style:name="P16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e8f6e" officeooo:paragraph-rsid="001e8f6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e8f6e" officeooo:paragraph-rsid="002035e7" style:font-size-asian="11pt" style:font-weight-asian="normal" style:font-size-complex="11pt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d94bd" officeooo:paragraph-rsid="001e8f6e" style:font-size-asian="11pt" style:font-weight-asian="normal" style:font-size-complex="11pt" style:font-weight-complex="normal"/>
    </style:style>
    <style:style style:name="P19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d94bd" officeooo:paragraph-rsid="001d94bd" style:font-size-asian="11pt" style:font-weight-asian="normal" style:font-size-complex="11pt" style:font-weight-complex="normal"/>
    </style:style>
    <style:style style:name="P20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2035e7" officeooo:paragraph-rsid="002035e7" style:font-size-asian="11pt" style:font-weight-asian="normal" style:font-size-complex="11pt" style:font-weight-complex="normal"/>
    </style:style>
    <style:style style:name="P21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220df4" officeooo:paragraph-rsid="00220df4" style:font-size-asian="11pt" style:font-weight-asian="normal" style:font-size-complex="11pt" style:font-weight-complex="normal"/>
    </style:style>
    <style:style style:name="P22" style:family="paragraph" style:parent-style-name="Standard">
      <style:paragraph-properties>
        <style:tab-stops/>
      </style:paragraph-properties>
      <style:text-properties style:font-name="Courier 10 Pitch" fo:font-size="11pt" fo:font-weight="normal" officeooo:rsid="00198643" officeooo:paragraph-rsid="0023a21c" style:font-size-asian="11pt" style:font-weight-asian="normal" style:font-size-complex="11pt" style:font-weight-complex="normal"/>
    </style:style>
    <style:style style:name="P23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198643" style:font-size-asian="4.34999990463257pt" style:font-weight-asian="bold" style:font-size-complex="5pt" style:font-weight-complex="bold"/>
    </style:style>
    <style:style style:name="P24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27c0b8" style:font-size-asian="4.34999990463257pt" style:font-weight-asian="bold" style:font-size-complex="5pt" style:font-weight-complex="bold"/>
    </style:style>
    <style:style style:name="P25" style:family="paragraph" style:parent-style-name="Standard">
      <style:paragraph-properties>
        <style:tab-stops/>
      </style:paragraph-properties>
      <style:text-properties style:font-name="DejaVu Serif" fo:font-size="5pt" fo:font-weight="bold" officeooo:rsid="00198643" officeooo:paragraph-rsid="0028d176" style:font-size-asian="4.34999990463257pt" style:font-weight-asian="bold" style:font-size-complex="5pt" style:font-weight-complex="bold"/>
    </style:style>
    <style:style style:name="P26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98643" officeooo:paragraph-rsid="0026b60b" style:font-size-asian="11pt" style:font-weight-asian="bold" style:font-size-complex="11pt" style:font-weight-complex="bold"/>
    </style:style>
    <style:style style:name="P27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6b60b" officeooo:paragraph-rsid="0026b60b" style:font-size-asian="11pt" style:font-weight-asian="bold" style:font-size-complex="11pt" style:font-weight-complex="bold"/>
    </style:style>
    <style:style style:name="P28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6b60b" officeooo:paragraph-rsid="0027c0b8" style:font-size-asian="11pt" style:font-weight-asian="bold" style:font-size-complex="11pt" style:font-weight-complex="bold"/>
    </style:style>
    <style:style style:name="P29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ac226" officeooo:paragraph-rsid="0027c0b8" style:font-size-asian="11pt" style:font-weight-asian="bold" style:font-size-complex="11pt" style:font-weight-complex="bold"/>
    </style:style>
    <style:style style:name="P30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d94bd" officeooo:paragraph-rsid="0023a21c" style:font-size-asian="11pt" style:font-weight-asian="bold" style:font-size-complex="11pt" style:font-weight-complex="bold"/>
    </style:style>
    <style:style style:name="P31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d94bd" officeooo:paragraph-rsid="0027c0b8" style:font-size-asian="11pt" style:font-weight-asian="bold" style:font-size-complex="11pt" style:font-weight-complex="bold"/>
    </style:style>
    <style:style style:name="P32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d94bd" officeooo:paragraph-rsid="0028d176" style:font-size-asian="11pt" style:font-weight-asian="bold" style:font-size-complex="11pt" style:font-weight-complex="bold"/>
    </style:style>
    <style:style style:name="P33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e8f6e" officeooo:paragraph-rsid="0027c0b8" style:font-size-asian="11pt" style:font-weight-asian="bold" style:font-size-complex="11pt" style:font-weight-complex="bold"/>
    </style:style>
    <style:style style:name="P34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035e7" officeooo:paragraph-rsid="0027c0b8" style:font-size-asian="11pt" style:font-weight-asian="bold" style:font-size-complex="11pt" style:font-weight-complex="bold"/>
    </style:style>
    <style:style style:name="P35" style:family="paragraph" style:parent-style-name="Standard">
      <style:paragraph-properties fo:break-before="column">
        <style:tab-stops/>
      </style:paragraph-properties>
      <style:text-properties style:font-name="DejaVu Serif" fo:font-size="5pt" fo:font-weight="bold" officeooo:rsid="00198643" officeooo:paragraph-rsid="0027c0b8" style:font-size-asian="4.34999990463257pt" style:font-weight-asian="bold" style:font-size-complex="5pt" style:font-weight-complex="bold"/>
    </style:style>
    <style:style style:name="P36" style:family="paragraph" style:parent-style-name="Standard">
      <style:paragraph-properties fo:break-before="column">
        <style:tab-stops/>
      </style:paragraph-properties>
      <style:text-properties style:font-name="DejaVu Serif" fo:font-size="5pt" fo:font-weight="bold" officeooo:rsid="00198643" officeooo:paragraph-rsid="0028d176" style:font-size-asian="4.34999990463257pt" style:font-weight-asian="bold" style:font-size-complex="5pt" style:font-weight-complex="bold"/>
    </style:style>
    <style:style style:name="P37" style:family="paragraph" style:parent-style-name="Standard">
      <style:paragraph-properties>
        <style:tab-stops/>
      </style:paragraph-properties>
      <style:text-properties style:font-name="DejaVu Sans Condensed" fo:font-size="11pt" officeooo:rsid="00198643" officeooo:paragraph-rsid="00198643" style:font-size-asian="11pt" style:font-size-complex="11pt"/>
    </style:style>
    <style:style style:name="P38" style:family="paragraph" style:parent-style-name="Standard">
      <style:paragraph-properties>
        <style:tab-stops/>
      </style:paragraph-properties>
      <style:text-properties style:font-name="DejaVu Sans Condensed" fo:font-size="11pt" fo:font-style="normal" fo:font-weight="normal" officeooo:rsid="001d94bd" officeooo:paragraph-rsid="0023a21c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ac226" officeooo:paragraph-rsid="0027c0b8" style:font-size-asian="11pt" style:font-weight-asian="bold" style:font-size-complex="11pt" style:font-weight-complex="bold"/>
    </style:style>
    <style:style style:name="P40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c455b" officeooo:paragraph-rsid="0027c0b8" style:font-size-asian="11pt" style:font-weight-asian="bold" style:font-size-complex="11pt" style:font-weight-complex="bold"/>
    </style:style>
    <style:style style:name="P41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28d176" officeooo:paragraph-rsid="0028d176" style:font-size-asian="11pt" style:font-weight-asian="bold" style:font-size-complex="11pt" style:font-weight-complex="bold"/>
    </style:style>
    <style:style style:name="P42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adb62" officeooo:paragraph-rsid="0027c0b8" style:font-size-asian="11pt" style:font-weight-asian="bold" style:font-size-complex="11pt" style:font-weight-complex="bold"/>
    </style:style>
    <style:style style:name="P43" style:family="paragraph" style:parent-style-name="Standard">
      <style:paragraph-properties>
        <style:tab-stops/>
      </style:paragraph-properties>
      <style:text-properties style:font-name="DejaVu Serif" fo:font-size="11pt" fo:font-weight="bold" officeooo:rsid="001e8f6e" officeooo:paragraph-rsid="0027c0b8" style:font-size-asian="11pt" style:font-weight-asian="bold" style:font-size-complex="11pt" style:font-weight-complex="bold"/>
    </style:style>
    <style:style style:name="P44" style:family="paragraph" style:parent-style-name="Standard">
      <style:paragraph-properties>
        <style:tab-stops/>
      </style:paragraph-properties>
      <style:text-properties style:font-name="Courier 10 Pitch" fo:font-size="11pt" officeooo:rsid="001ac226" officeooo:paragraph-rsid="001c455b" style:font-size-asian="11pt" style:font-size-complex="11pt"/>
    </style:style>
    <style:style style:name="P45" style:family="paragraph" style:parent-style-name="Standard">
      <style:paragraph-properties>
        <style:tab-stops/>
      </style:paragraph-properties>
      <style:text-properties style:font-name="Courier 10 Pitch" fo:font-size="11pt" officeooo:rsid="001c455b" officeooo:paragraph-rsid="001c455b" style:font-size-asian="11pt" style:font-size-complex="11pt"/>
    </style:style>
    <style:style style:name="P46" style:family="paragraph" style:parent-style-name="Standard">
      <style:paragraph-properties>
        <style:tab-stops/>
      </style:paragraph-properties>
      <style:text-properties style:font-name="Courier 10 Pitch" fo:font-size="11pt" fo:font-style="italic" officeooo:rsid="0023a21c" officeooo:paragraph-rsid="0023a21c" style:font-size-asian="11pt" style:font-style-asian="italic" style:font-size-complex="11pt" style:font-style-complex="italic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1ac226"/>
    </style:style>
    <style:style style:name="T3" style:family="text">
      <style:text-properties style:font-name="DejaVu Sans Condensed" officeooo:rsid="001d94bd"/>
    </style:style>
    <style:style style:name="T4" style:family="text">
      <style:text-properties style:font-name="DejaVu Sans Condensed" officeooo:rsid="001e8f6e"/>
    </style:style>
    <style:style style:name="T5" style:family="text">
      <style:text-properties style:font-name="DejaVu Sans Condensed" officeooo:rsid="0026b60b"/>
    </style:style>
    <style:style style:name="T6" style:family="text">
      <style:text-properties style:font-name="DejaVu Sans Condensed" fo:font-style="italic" officeooo:rsid="0026b60b" style:font-style-asian="italic" style:font-style-complex="italic"/>
    </style:style>
    <style:style style:name="T7" style:family="text">
      <style:text-properties style:font-name="DejaVu Sans Condensed" officeooo:rsid="0027c0b8"/>
    </style:style>
    <style:style style:name="T8" style:family="text">
      <style:text-properties style:font-name="DejaVu Sans Condensed" officeooo:rsid="001c455b"/>
    </style:style>
    <style:style style:name="T9" style:family="text">
      <style:text-properties style:font-name="DejaVu Sans Condensed" officeooo:rsid="001adb62"/>
    </style:style>
    <style:style style:name="T10" style:family="text">
      <style:text-properties style:font-name="DejaVu Sans Condensed" officeooo:rsid="00198643"/>
    </style:style>
    <style:style style:name="T11" style:family="text">
      <style:text-properties style:font-name="DejaVu Sans Condensed" fo:font-style="normal" style:font-style-asian="normal" style:font-style-complex="normal"/>
    </style:style>
    <style:style style:name="T12" style:family="text">
      <style:text-properties style:font-name="DejaVu Sans Condensed" fo:font-style="normal" officeooo:rsid="002035e7" style:font-style-asian="normal" style:font-style-complex="normal"/>
    </style:style>
    <style:style style:name="T13" style:family="text">
      <style:text-properties style:font-name="DejaVu Sans Condensed" fo:font-style="normal" officeooo:rsid="001d94bd" style:font-style-asian="normal" style:font-style-complex="normal"/>
    </style:style>
    <style:style style:name="T14" style:family="text">
      <style:text-properties style:font-name="DejaVu Sans Condensed" officeooo:rsid="002bb7e6"/>
    </style:style>
    <style:style style:name="T15" style:family="text">
      <style:text-properties officeooo:rsid="001ac226"/>
    </style:style>
    <style:style style:name="T16" style:family="text">
      <style:text-properties officeooo:rsid="001d94bd"/>
    </style:style>
    <style:style style:name="T17" style:family="text">
      <style:text-properties officeooo:rsid="001e8f6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035e7" style:font-style-asian="italic" style:font-style-complex="italic"/>
    </style:style>
    <style:style style:name="T20" style:family="text">
      <style:text-properties fo:font-style="italic" officeooo:rsid="0026b60b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officeooo:rsid="0026b60b"/>
    </style:style>
    <style:style style:name="T23" style:family="text">
      <style:text-properties officeooo:rsid="0027c0b8"/>
    </style:style>
    <style:style style:name="T24" style:family="text">
      <style:text-properties officeooo:rsid="002a84b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Frame1" text:anchor-type="paragraph" svg:x="0.0102in" svg:y="0.0063in" svg:width="9.9744in" draw:z-index="0"><draw:text-box fo:min-height="0.3882in"><text:p text:style-name="P1">C02 Quick Reference</text:p></draw:text-box></draw:frame></text:p>
      <text:p text:style-name="P26">Comments</text:p>
      <text:p text:style-name="P2">C-style<text:tab/><text:tab/>/*may span multliple lines*/</text:p>
      <text:p text:style-name="P2">C++ style<text:tab/>//ends at carriage return/line feed</text:p>
      <text:p text:style-name="P23"/>
      <text:p text:style-name="P27">Directives</text:p>
      <text:p text:style-name="P8"><text:span text:style-name="T7">I</text:span><text:span text:style-name="T5">nclude library file</text:span><text:span text:style-name="T1"><text:tab/></text:span><text:span text:style-name="T5">#include &lt;</text:span><text:span text:style-name="T6">libname</text:span><text:span text:style-name="T5">&gt;</text:span></text:p>
      <text:p text:style-name="P3"><text:span text:style-name="T23">Include local file</text:span><text:tab/><text:span text:style-name="T22">#include “</text:span><text:span text:style-name="T20">path/to/file</text:span><text:span text:style-name="T22">”</text:span></text:p>
      <text:p text:style-name="P5">ASCII conversion<text:tab/>#pragma ascii high/invert</text:p>
      <text:p text:style-name="P5">Set start address<text:tab/>#pragma origin <text:span text:style-name="T18">address</text:span></text:p>
      <text:p text:style-name="P5">Set zeropage base<text:tab/>#pragma zeropage <text:span text:style-name="T18">address</text:span></text:p>
      <text:p text:style-name="P24"/>
      <text:p text:style-name="P28">File Extensions</text:p>
      <text:p text:style-name="P8"><text:span text:style-name="T5">header file<text:tab/></text:span><text:span text:style-name="T1"><text:tab/></text:span><text:span text:style-name="T5">filename.h02</text:span></text:p>
      <text:p text:style-name="P3"><text:span text:style-name="T22">assembly file</text:span><text:tab/><text:tab/><text:span text:style-name="T22">filename.a02</text:span></text:p>
      <text:p text:style-name="P24"/>
      <text:p text:style-name="P29">Literals</text:p>
      <text:p text:style-name="P7"><text:span text:style-name="T1">Decimal<text:tab/><text:tab/></text:span>123</text:p>
      <text:p text:style-name="P7"><text:span text:style-name="T1">Binary<text:tab/><text:tab/><text:tab/></text:span>%10101010</text:p>
      <text:p text:style-name="P7"><text:span text:style-name="T1">Hexadecimal<text:tab/><text:tab/></text:span>$FF</text:p>
      <text:p text:style-name="P9"><text:span text:style-name="T2">Character<text:tab/></text:span><text:span text:style-name="T1"><text:tab/></text:span><text:span text:style-name="T15">'A'</text:span></text:p>
      <text:p text:style-name="P9"><text:span text:style-name="T2">String<text:tab/><text:tab/></text:span><text:span text:style-name="T1"><text:tab/></text:span><text:span text:style-name="T15">”ABC 123 xyz”</text:span></text:p>
      <text:p text:style-name="P24"/>
      <text:p text:style-name="P29">Character Escapes</text:p>
      <text:p text:style-name="P9"><text:span text:style-name="T2">Single Quote</text:span><text:span text:style-name="T1"><text:tab/><text:tab/></text:span><text:span text:style-name="T2">\'</text:span></text:p>
      <text:p text:style-name="P4">Carriage Return<text:tab/>\r</text:p>
      <text:p text:style-name="P24"/>
      <text:p text:style-name="P29">Symbols</text:p>
      <text:p text:style-name="P6">Must begin with a letter, may only contain letters and numbers, and have a maximum length of 6 characters.</text:p>
      <text:p text:style-name="P9"><text:span text:style-name="T2">Label</text:span><text:span text:style-name="T1"><text:tab/><text:tab/><text:tab/></text:span><text:span text:style-name="T15">main:</text:span></text:p>
      <text:p text:style-name="P9"><text:span text:style-name="T2">Simple Variable</text:span><text:span text:style-name="T8">s</text:span><text:span text:style-name="T1"><text:tab/></text:span><text:span text:style-name="T15">c, i, temp, x1, x2</text:span></text:p>
      <text:p text:style-name="P9"><text:span text:style-name="T2">Array Elements</text:span><text:span text:style-name="T1"><text:tab/></text:span><text:span text:style-name="T15">s[0], s[i]</text:span></text:p>
      <text:p text:style-name="P14"><text:span text:style-name="T9">F</text:span><text:span text:style-name="T1">unctions<text:tab/><text:tab/></text:span><text:span text:style-name="T15">myfunc()</text:span></text:p>
      <text:p text:style-name="P24"/>
      <text:p text:style-name="P40">Declarations</text:p>
      <text:p text:style-name="P10"><text:span text:style-name="T2">Simple Variable</text:span><text:span text:style-name="T8">s</text:span><text:span text:style-name="T1"><text:tab/></text:span><text:span text:style-name="T15">char c, i = 1;</text:span></text:p>
      <text:p text:style-name="P10"><text:span text:style-name="T8">Array</text:span><text:span text:style-name="T2"> Variable</text:span><text:span text:style-name="T8">s</text:span><text:span text:style-name="T1"><text:tab/></text:span><text:span text:style-name="T15">char text[32], symbol[7];</text:span></text:p>
      <text:p text:style-name="P10"><text:span text:style-name="T8">Initialized Array</text:span><text:span text:style-name="T1"><text:tab/></text:span><text:span text:style-name="T15">char seq = {1, 2, 3, 4};</text:span></text:p>
      <text:p text:style-name="P10"><text:span text:style-name="T8">String Array</text:span><text:span text:style-name="T1"><text:tab/><text:tab/></text:span><text:span text:style-name="T15">char s = “Press any key”;</text:span></text:p>
      <text:p text:style-name="P25"/>
      <text:p text:style-name="P41"/>
      <text:p text:style-name="P36"/>
      <text:p text:style-name="P41">Functions</text:p>
      <text:p text:style-name="P44">void myfunc(p1, p2, p3) {function code;}</text:p>
      <text:p text:style-name="P45">char myfunc() {function code; return I;}</text:p>
      <text:p text:style-name="P24"/>
      <text:p text:style-name="P42">Function Calls</text:p>
      <text:p text:style-name="P15">myfunc(expression)</text:p>
      <text:p text:style-name="P15">myfunc(expression, term)</text:p>
      <text:p text:style-name="P15">myfunc(expression, term, variable)</text:p>
      <text:p text:style-name="P15">myfunc(expression, &amp;array)</text:p>
      <text:p text:style-name="P15">myfunc(&amp;array)</text:p>
      <text:p text:style-name="P25"/>
      <text:p text:style-name="P32">Operators</text:p>
      <text:p text:style-name="P11"><text:span text:style-name="T3">Addition</text:span><text:span text:style-name="T1"><text:tab/><text:tab/></text:span><text:span text:style-name="T16">+</text:span></text:p>
      <text:p text:style-name="P11"><text:span text:style-name="T3">Subtraction</text:span><text:span text:style-name="T1"><text:tab/><text:tab/>-</text:span></text:p>
      <text:p text:style-name="P11"><text:span text:style-name="T3">Bitwise And</text:span><text:span text:style-name="T1"><text:tab/><text:tab/></text:span><text:span text:style-name="T3">&amp;</text:span></text:p>
      <text:p text:style-name="P11"><text:span text:style-name="T3">Bitwise Or</text:span><text:span text:style-name="T1"><text:tab/><text:tab/></text:span><text:span text:style-name="T3">|</text:span></text:p>
      <text:p text:style-name="P11"><text:span text:style-name="T3">Exclusive-Or</text:span><text:span text:style-name="T1"><text:tab/><text:tab/></text:span><text:span text:style-name="T3">^ </text:span></text:p>
      <text:p text:style-name="P24"/>
      <text:p text:style-name="P33">First-Term</text:p>
      <text:p text:style-name="P16"><text:span text:style-name="T1">Constant</text:span><text:span text:style-name="T10"><text:tab/><text:tab/></text:span>123</text:p>
      <text:p text:style-name="P16"><text:span text:style-name="T1">Variable<text:tab/><text:tab/></text:span>var</text:p>
      <text:p text:style-name="P16"><text:span text:style-name="T1">Array Element<text:tab/><text:tab/></text:span>array[<text:span text:style-name="T24">expression</text:span>]</text:p>
      <text:p text:style-name="P16"><text:span text:style-name="T1">Function Call<text:tab/><text:tab/></text:span>myfunc(parms)</text:p>
      <text:p text:style-name="P24"/>
      <text:p text:style-name="P33">Term</text:p>
      <text:p text:style-name="P16"><text:span text:style-name="T1">Constant</text:span><text:span text:style-name="T10"><text:tab/><text:tab/></text:span>123</text:p>
      <text:p text:style-name="P16"><text:span text:style-name="T1">Variable<text:tab/><text:tab/></text:span>var</text:p>
      <text:p text:style-name="P16"><text:span text:style-name="T1">Array Element<text:tab/><text:tab/></text:span>array[<text:span text:style-name="T24">expression</text:span>]</text:p>
      <text:p text:style-name="P24"/>
      <text:p text:style-name="P31">Expressions</text:p>
      <text:p text:style-name="P19">f<text:span text:style-name="T17">irst-</text:span>term</text:p>
      <text:p text:style-name="P18">f<text:span text:style-name="T17">irst-</text:span>term <text:span text:style-name="T17">operator term</text:span></text:p>
      <text:p text:style-name="P18">f<text:span text:style-name="T17">irst-</text:span>term <text:span text:style-name="T17">operator term operator term…</text:span></text:p>
      <text:p text:style-name="P18">- <text:span text:style-name="T17">term</text:span></text:p>
      <text:p text:style-name="P18">- <text:span text:style-name="T17">term operator term…</text:span></text:p>
      <text:p text:style-name="P24"/>
      <text:p text:style-name="P31"><text:span text:style-name="T17">Compa</text:span>rators</text:p>
      <text:p text:style-name="P12"><text:span text:style-name="T4">Equal</text:span><text:span text:style-name="T1"><text:tab/><text:tab/><text:tab/><text:tab/></text:span><text:span text:style-name="T17">==</text:span></text:p>
      <text:p text:style-name="P12"><text:span text:style-name="T4">Less Than</text:span><text:span text:style-name="T1"><text:tab/><text:tab/><text:tab/></text:span><text:span text:style-name="T17">&lt;</text:span></text:p>
      <text:p text:style-name="P12"><text:span text:style-name="T4">Less Than or Equal</text:span><text:span text:style-name="T1"><text:tab/><text:tab/></text:span><text:span text:style-name="T16">&amp;</text:span></text:p>
      <text:p text:style-name="P12"><text:span text:style-name="T4">Greater Than</text:span><text:span text:style-name="T1"><text:tab/><text:tab/><text:tab/></text:span><text:span text:style-name="T17">&gt;</text:span></text:p>
      <text:p text:style-name="P12"><text:span text:style-name="T4">Greater Than</text:span><text:span text:style-name="T3"><text:tab/></text:span><text:span text:style-name="T4">or Equal</text:span><text:span text:style-name="T3"><text:tab/></text:span><text:span text:style-name="T17">&gt;=</text:span></text:p>
      <text:p text:style-name="P12"><text:span text:style-name="T4">Not Equal</text:span><text:span text:style-name="T3"><text:tab/><text:tab/><text:tab/></text:span><text:span text:style-name="T4">&lt;&gt;</text:span></text:p>
      <text:p text:style-name="P24"/>
      <text:p text:style-name="P35"/>
      <text:p text:style-name="P31">E<text:span text:style-name="T17">valuations</text:span></text:p>
      <text:p text:style-name="P16"><text:span text:style-name="T18">expression</text:span><text:tab/><text:span text:style-name="T1">FALSE if 0, otherwise TRUE</text:span></text:p>
      <text:p text:style-name="P16"><text:span text:style-name="T18">expression</text:span> <text:span text:style-name="T18">comparator</text:span> <text:span text:style-name="T18">term</text:span></text:p>
      <text:p text:style-name="P16"><text:span text:style-name="T18">expression</text:span> <text:span text:style-name="T21">:-<text:tab/></text:span><text:span text:style-name="T11">TRUE if &gt; 127, otherwise FALSE</text:span></text:p>
      <text:p text:style-name="P16"><text:span text:style-name="T18">expression</text:span> <text:span text:style-name="T21">:+<text:tab/></text:span><text:span text:style-name="T11">TRUE if &lt; 128, otherwise FALSE</text:span></text:p>
      <text:p text:style-name="P17"><text:span text:style-name="T21">!</text:span><text:span text:style-name="T18"> e</text:span><text:span text:style-name="T19">valuation<text:tab/></text:span><text:span text:style-name="T12">Negates entire evaluation</text:span></text:p>
      <text:p text:style-name="P24"/>
      <text:p text:style-name="P34">Assignments</text:p>
      <text:p text:style-name="P20"><text:span text:style-name="T21">var = </text:span><text:span text:style-name="T18">expression</text:span></text:p>
      <text:p text:style-name="P20"><text:span text:style-name="T21">array[index] = </text:span><text:span text:style-name="T18">expression</text:span></text:p>
      <text:p text:style-name="P21">var = (<text:span text:style-name="T18">evaluation</text:span>) ? <text:span text:style-name="T18">expression</text:span> : <text:span text:style-name="T18">expression</text:span>;</text:p>
      <text:p text:style-name="P30"/>
      <text:p text:style-name="P30">Post-Operators</text:p>
      <text:p text:style-name="P46"><text:span text:style-name="T3">M</text:span><text:span text:style-name="T1">ay be used with simple variables or </text:span><text:span text:style-name="T14">simple </text:span><text:span text:style-name="T1">subsc</text:span><text:span text:style-name="T5">r</text:span><text:span text:style-name="T1">ipted array elements, but only as stand-alone statements. </text:span><text:span text:style-name="T14">Shift operators shift one bit.</text:span></text:p>
      <text:p text:style-name="P13"><text:span text:style-name="T3">Increment</text:span><text:span text:style-name="T1"><text:tab/><text:tab/></text:span><text:span text:style-name="T16">++</text:span></text:p>
      <text:p text:style-name="P13"><text:span text:style-name="T3">Decrement</text:span><text:span text:style-name="T1"><text:tab/><text:tab/>--</text:span></text:p>
      <text:p text:style-name="P13"><text:span text:style-name="T3">Left Shift</text:span><text:span text:style-name="T1"><text:tab/><text:tab/></text:span><text:span text:style-name="T3">&lt;&lt;</text:span></text:p>
      <text:p text:style-name="P22"><text:span text:style-name="T13">Right Shift</text:span><text:span text:style-name="T11"><text:tab/><text:tab/></text:span><text:span text:style-name="T13">&gt;&gt;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5in" fo:margin-right="0.5in" style:writing-mode="lr-tb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rtis Kaylor</meta:initial-creator>
    <meta:creation-date>2012-12-01T21:20:27</meta:creation-date>
    <dc:date>2018-07-19T14:44:38.885000000</dc:date>
    <meta:editing-duration>PT1H35M15S</meta:editing-duration>
    <meta:editing-cycles>14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86" meta:word-count="309" meta:character-count="2081" meta:non-whitespace-character-count="1816"/>
  </office:meta>
</office:document-meta>
</file>